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ón CU: Bloquear Amigo.</text:p>
      <text:p text:style-name="Standard"/>
      <text:p text:style-name="Standard">Un usuario seleccionará un amigo y lo puede bloquear. Esto significa que dejarán de ser amigos y que no podrán ver ningún tipo de contenido del otro usu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15:16:27</meta:creation-date>
    <meta:editing-duration>PT1M55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1" meta:paragraph-count="2" meta:word-count="32" meta:character-count="188"/>
    <dc:date>2011-04-16T15:18:14</dc:date>
  </office:meta>
</office:document-meta>
</file>